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Attribut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Attribute.CopyAttribute( String namespaceURI , String localName , String raw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